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width="auto" style:text-underline-color="font-color"/>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tenance</text:p>
      <text:p text:style-name="Standard"/>
      <text:p text:style-name="P2">Présentation 15min :</text:p>
      <text:p text:style-name="Standard"/>
      <text:p text:style-name="P2">Contexte du projet : </text:p>
      <text:p text:style-name="Standard">Projet de la cliente Sarah, qui nous a demander de réaliser le front end de la page d'accueil de Booki <text:s/>un site de réservation de logement. </text:p>
      <text:p text:style-name="Standard"/>
      <text:p text:style-name="Standard">Monter maquette sur figma qui nous a été fourni par la cliente</text:p>
      <text:p text:style-name="Standard">Monter le découpage de la maquette qui ma permis d'imaginer la façon dont il fallait crée le Html</text:p>
      <text:p text:style-name="Standard">Monter le site avec les survols</text:p>
      <text:p text:style-name="Standard"/>
      <text:p text:style-name="P2">Montrer le responsive :</text:p>
      <text:p text:style-name="Standard">1440 Taille basique demander pour les ordinateurs</text:p>
      <text:p text:style-name="Standard">2560 Taille écran large ajoute des bandes blanche</text:p>
      <text:p text:style-name="Standard">1024 Taille tablettes pas de gros changement a par le populaire qui passe en dessous </text:p>
      <text:p text:style-name="Standard">767 Taille téléphone changement du header, des filtres, populaire au dessus, footer vertical</text:p>
      <text:p text:style-name="Standard">320 Taille des plus petit téléphone</text:p>
      <text:p text:style-name="Standard">Entre les dimensions grasse au dimension en %</text:p>
      <text:p text:style-name="Standard"/>
      <text:p text:style-name="P2">Monter le code :</text:p>
      <text:p text:style-name="Standard">Séparer le Html et le Css permet :</text:p>
      <text:p text:style-name="Standard">Améliore la lisibilité, maintenance et performance</text:p>
      <text:p text:style-name="P3">Conformité aux standard du web</text:p>
      <text:p text:style-name="P3"/>
      <text:p text:style-name="P2">Html :</text:p>
      <text:p text:style-name="Standard">Balise sémantique Header, Nav, Footer et Titre sont important pour référencement</text:p>
      <text:p text:style-name="Standard">L33 H1 titre principal en haut de la page bon pour référencement</text:p>
      <text:p text:style-name="Standard">L61 H2 titre des sections</text:p>
      <text:p text:style-name="Standard">L69 H3 titre des card</text:p>
      <text:p text:style-name="Standard">L45 L'organisation des filtres pour obtenir le résulta voulu</text:p>
      <text:p text:style-name="Standard">L291 L'organisation du footer avec liste li dans ul</text:p>
      <text:p text:style-name="Standard"/>
      <text:p text:style-name="P2">Css :</text:p>
      <text:p text:style-name="Standard">L36 Les paramètres regrouper des card ce qui ma permit d'enlever beaucoup de ligne de code</text:p>
      <text:p text:style-name="Standard">L142 Le formulaire en % pour suivre le responsive ainsi que les éléments qui sont dedans</text:p>
      <text:p text:style-name="Standard">L197 Bouton identique mais de la largeur du texte</text:p>
      <text:p text:style-name="Standard">L249 Largeur des sections en % pour correspondre au responsive </text:p>
      <text:p text:style-name="Standard">L451 Modification du Header avec les liens en dessous qui prenne chacun 50% de l’écran</text:p>
      <text:p text:style-name="Standard"/>
      <text:p text:style-name="Standard">Git Hub repository </text:p>
      <text:p text:style-name="Standard">Commit sur vs code je push tout les jours pour sectionner le travail et faciliter la reprise</text:p>
      <text:p text:style-name="Standard">Code Valide W3C</text:p>
      <text:p text:style-name="Standard">Le validateur permet d'éviter des erreur de syntaxe</text:p>
      <text:p text:style-name="Standard"/>
      <text:p text:style-name="P2">Bilan :</text:p>
      <text:p text:style-name="Standard"><text:span text:style-name="T1">Ce fut un projet intéressante et instructif pour commencer, ayant déjà un peut potasser le sujet je n'ai pas eu trop de difficulté a comprendre le HTML et le CSS. J'ai tout de même du teste plusieurs méthode pour trouver une correspondance pour chacune des sections. Pour ce faire je me suis beaucoup servi des cours ainsi que d'internet. Ce projet ma permit de confirmer mes attente envers ce métier que je continu d'approfondir.</text:span></text:p>
      <text:p text:style-name="Standard"/>
      <text:p text:style-name="Standard"><text:soft-page-break/></text:p>
      <text:p text:style-name="Standard"/>
      <text:p text:style-name="Standard">A préparer avant :</text:p>
      <text:p text:style-name="Standard">Vscode</text:p>
      <text:p text:style-name="Standard">Page Booki</text:p>
      <text:p text:style-name="Standard">Figma maquette</text:p>
      <text:p text:style-name="Standard">Découpage maquette</text:p>
      <text:p text:style-name="Standard">Repository Github</text:p>
      <text:p text:style-name="Standard">W3C Html et Cs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leschaeve</meta:initial-creator>
    <meta:creation-date>2025-01-21T12:33:13.78</meta:creation-date>
    <meta:generator>OpenOffice/4.1.15$Win32 OpenOffice.org_project/4115m2$Build-9813</meta:generator>
    <dc:date>2025-01-28T12:32:54.73</dc:date>
    <dc:creator>jimmy leschaeve</dc:creator>
    <meta:editing-duration>PT3H31M59S</meta:editing-duration>
    <meta:editing-cycles>5</meta:editing-cycles>
    <meta:document-statistic meta:table-count="0" meta:image-count="0" meta:object-count="0" meta:page-count="2" meta:paragraph-count="44" meta:word-count="399" meta:character-count="2289"/>
  </office:meta>
</office:document-meta>
</file>